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a9b" officeooo:paragraph-rsid="0019ba9b"/>
    </style:style>
    <style:style style:name="P2" style:family="paragraph" style:parent-style-name="Standard">
      <style:text-properties officeooo:rsid="001ad96d" officeooo:paragraph-rsid="001ad96d"/>
    </style:style>
    <style:style style:name="P3" style:family="paragraph" style:parent-style-name="Standard">
      <style:text-properties officeooo:rsid="001ad96d" officeooo:paragraph-rsid="001ad3ad"/>
    </style:style>
    <style:style style:name="P4" style:family="paragraph" style:parent-style-name="Standard">
      <style:text-properties officeooo:rsid="0019ba9b" officeooo:paragraph-rsid="001ad3ad"/>
    </style:style>
    <style:style style:name="P5" style:family="paragraph" style:parent-style-name="Standard">
      <style:text-properties officeooo:rsid="001a06d5" officeooo:paragraph-rsid="001a06d5"/>
    </style:style>
    <style:style style:name="P6" style:family="paragraph" style:parent-style-name="Standard">
      <style:text-properties officeooo:rsid="001ad3ad" officeooo:paragraph-rsid="001ad3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utton func</text:p>
      <text:p text:style-name="P2">von Anfang an anzeigen</text:p>
      <text:p text:style-name="P3"/>
      <text:p text:style-name="P4">Zeichnen der Striche</text:p>
      <text:p text:style-name="P5">- merken per array</text:p>
      <text:p text:style-name="P5"/>
      <text:p text:style-name="P6">CPU Gegner rand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6:28:30.433000000</meta:creation-date>
    <dc:date>2025-03-13T18:01:12.307000000</dc:date>
    <meta:editing-duration>PT12M48S</meta:editing-duration>
    <meta:editing-cycles>1</meta:editing-cycles>
    <meta:document-statistic meta:table-count="0" meta:image-count="0" meta:object-count="0" meta:page-count="1" meta:paragraph-count="5" meta:word-count="16" meta:character-count="88" meta:non-whitespace-character-count="77"/>
    <meta:generator>LibreOffice/24.8.4.2$Windows_X86_64 LibreOffice_project/bb3cfa12c7b1bf994ecc5649a80400d06cd71002</meta:generator>
  </office:meta>
</office:document-meta>
</file>